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Lucidasans1" svg:font-family="Lucidasans"/>
    <style:font-face style:name="StarSymbol" svg:font-family="StarSymbol"/>
    <style:font-face style:name="Times" svg:font-family="Time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5pt" style:font-size-asian="13.1000003814697pt" style:font-size-complex="15pt"/>
    </style:style>
    <style:style style:name="P2" style:family="paragraph" style:parent-style-name="Standard">
      <style:text-properties style:font-name="Arial" fo:font-size="14pt" style:font-size-asian="12.25pt" style:font-size-complex="14pt"/>
    </style:style>
    <style:style style:name="P3" style:family="paragraph" style:parent-style-name="Standard">
      <style:text-properties style:font-name="Arial" fo:font-size="14pt" style:font-size-asian="14pt" style:font-size-complex="14pt"/>
    </style:style>
    <style:style style:name="P4" style:family="paragraph" style:parent-style-name="Standard">
      <style:text-properties style:font-name="Arial" fo:font-size="12pt" style:font-size-asian="10.5pt" style:font-size-complex="12pt"/>
    </style:style>
    <style:style style:name="P5" style:family="paragraph" style:parent-style-name="Table_20_Contents">
      <style:text-properties style:font-name="Arial" fo:font-size="12pt" fo:font-weight="bold" style:font-size-asian="10.5pt" style:font-weight-asian="bold" style:font-size-complex="12pt" style:font-weight-complex="bold"/>
    </style:style>
    <style:style style:name="P6" style:family="paragraph" style:parent-style-name="Table_20_Contents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Arial" fo:font-size="14pt" style:font-size-asian="12.25pt" style:font-size-complex="14pt"/>
    </style:style>
    <style:style style:name="P8" style:family="paragraph" style:parent-style-name="Standard">
      <style:text-properties style:font-name="Arial" fo:font-size="12pt" style:font-size-asian="12pt" style:font-size-complex="12pt"/>
    </style:style>
    <style:style style:name="P9" style:family="paragraph" style:parent-style-name="Standard" style:list-style-name="L1">
      <style:text-properties style:font-name="Arial" fo:font-size="12pt" style:font-size-asian="12pt" style:font-size-complex="12pt"/>
    </style:style>
    <style:style style:name="P10" style:family="paragraph" style:parent-style-name="Standard">
      <style:text-properties style:font-name="Arial" fo:font-size="12pt" style:font-size-asian="10.5pt" style:font-size-complex="12pt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dice:</text:p>
      <text:p text:style-name="Standard">codice</text:p>
      <text:p text:style-name="Standard">public void esegui() throws Exception {</text:p>
      <text:p text:style-name="Standard"><text:s text:c="8"/>System.out.println("esegui");</text:p>
      <text:p text:style-name="Standard"><text:s text:c="8"/>LinkedList&lt;FrameMemoria&gt; ListaPagine = new LinkedList&lt;FrameMemoria&gt;();</text:p>
      <text:p text:style-name="Standard"><text:s text:c="8"/></text:p>
      <text:p text:style-name="Standard"><text:s text:c="8"/>LinkedList&lt;Processo&gt; Processi= new LinkedList&lt;Processo&gt;();</text:p>
      <text:p text:style-name="Standard"><text:s text:c="8"/></text:p>
      <text:p text:style-name="Standard"><text:s text:c="8"/>int DIM_RAM=8;</text:p>
      <text:p text:style-name="Standard"><text:s text:c="8"/>int DIM_SWAP=8;</text:p>
      <text:p text:style-name="Standard"><text:s text:c="8"/>int DIM_PAGINA=2;</text:p>
      <text:p text:style-name="Standard"><text:s text:c="8"/>int POLITICA_RIMPIAZZO=2;</text:p>
      <text:p text:style-name="Standard"><text:s text:c="8"/>/* 1 NRU <text:s/></text:p>
      <text:p text:style-name="Standard"><text:s text:c="9"/>* 2 FIFO</text:p>
      <text:p text:style-name="Standard"><text:s text:c="9"/>* 3 SC</text:p>
      <text:p text:style-name="Standard"><text:s text:c="9"/>* 4 C</text:p>
      <text:p text:style-name="Standard"><text:s text:c="9"/>* 5 LRU</text:p>
      <text:p text:style-name="Standard"><text:s text:c="9"/>* 6 NFU</text:p>
      <text:p text:style-name="Standard"><text:s text:c="9"/>* 7 A */</text:p>
      <text:p text:style-name="Standard"><text:s text:c="8"/>int NUM_PAGINE=4;</text:p>
      <text:p text:style-name="Standard"><text:s text:c="8"/>int UT = 0;</text:p>
      <text:p text:style-name="Standard"><text:s text:c="8"/></text:p>
      <text:p text:style-name="Standard"><text:s text:c="8"/>for(int i=0;i&lt;NUM_PAGINE;i++) {</text:p>
      <text:p text:style-name="Standard"><text:s text:c="12"/>ListaPagine.add(new Pagina("Pagina_"+i,0,1));</text:p>
      <text:p text:style-name="Standard"><text:s text:c="8"/>} <text:s/></text:p>
      <text:p text:style-name="Standard"><text:s text:c="8"/></text:p>
      <text:p text:style-name="Standard"><text:s text:c="8"/></text:p>
      <text:p text:style-name="Standard"><text:s text:c="8"/>ConfigurazioneIniziale C=new ConfigurazioneIniziale</text:p>
      <text:p text:style-name="Standard"><text:s text:c="16"/>(1,POLITICA_RIMPIAZZO,1,1,DIM_RAM,DIM_SWAP,1,1,DIM_PAGINA,Processi);</text:p>
      <text:p text:style-name="Standard"><text:s text:c="8"/></text:p>
      <text:p text:style-name="Standard"><text:s text:c="8"/>GestoreMemoriaPaginata instance = new GestoreMemoriaPaginata( C );</text:p>
      <text:p text:style-name="Standard"><text:s text:c="8"/></text:p>
      <text:p text:style-name="Standard"><text:s text:c="8"/></text:p>
      <text:p text:style-name="Standard"><text:s text:c="8"/>LinkedList&lt;Azione&gt; expResult = new LinkedList&lt;Azione&gt;();</text:p>
      <text:p text:style-name="Standard"><text:s text:c="8"/>expResult.add( new AzionePagina(1,ListaPagine.get(0),0) );</text:p>
      <text:p text:style-name="Standard"><text:s text:c="8"/>expResult.add( new AzionePagina(1,ListaPagine.get(1),1) );</text:p>
      <text:p text:style-name="Standard"><text:s text:c="8"/>expResult.add( new AzionePagina(1,ListaPagine.get(2),2) );</text:p>
      <text:p text:style-name="Standard"><text:s text:c="8"/>expResult.add( new AzionePagina(1,ListaPagine.get(3),3) );</text:p>
      <text:p text:style-name="Standard"><text:s text:c="10"/></text:p>
      <text:p text:style-name="Standard"><text:s text:c="8"/>LinkedList&lt;Azione&gt; result = instance.esegui(ListaPagine, UT);</text:p>
      <text:p text:style-name="Standard"><text:s text:c="8"/></text:p>
      <text:p text:style-name="Standard"><text:s text:c="8"/>for(int i=0; i&lt;4; i++ ) {</text:p>
      <text:p text:style-name="Standard"><text:s text:c="12"/>System.out.println(expResult.get(i).getAzione()+"-"+</text:p>
      <text:p text:style-name="Standard"><text:s text:c="20"/>expResult.get(i).getFrame().getIndirizzo()+"-"+</text:p>
      <text:p text:style-name="Standard"><text:s text:c="20"/>((AzionePagina)expResult.get(i)).getPosizione()+"=="+</text:p>
      <text:p text:style-name="Standard"><text:s text:c="20"/>result.get(i).getAzione()+"-"+result.get(i).getFrame().getIndirizzo()+"-"+</text:p>
      <text:p text:style-name="Standard"><text:s text:c="20"/>((AzionePagina)result.get(i)).getPosizione() );</text:p>
      <text:p text:style-name="Standard"><text:s text:c="12"/></text:p>
      <text:p text:style-name="Standard"><text:s text:c="12"/>assertEquals(expResult.get(i).getFrame(), result.get(i).getFrame());</text:p>
      <text:p text:style-name="Standard"><text:s text:c="8"/>}</text:p>
      <text:p text:style-name="Standard"><text:s text:c="4"/>}</text:p>
      <text:p text:style-name="Standard"/>
      <text:p text:style-name="P4"><text:soft-page-break/>}</text:p>
      <text:p text:style-name="P4">public void esegui() throws Exception {</text:p>
      <text:p text:style-name="P4"><text:s text:c="8"/>System.out.println("esegui");</text:p>
      <text:p text:style-name="P4"><text:s text:c="8"/>LinkedList&lt;FrameMemoria&gt; ListaPagine = new LinkedList&lt;FrameMemoria&gt;();</text:p>
      <text:p text:style-name="P4"><text:s text:c="8"/></text:p>
      <text:p text:style-name="P4"><text:s text:c="8"/>LinkedList&lt;Processo&gt; Processi= new LinkedList&lt;Processo&gt;();</text:p>
      <text:p text:style-name="P4"><text:s text:c="8"/></text:p>
      <text:p text:style-name="P4"><text:s text:c="8"/>int DIM_RAM=8;</text:p>
      <text:p text:style-name="P4"><text:s text:c="8"/>int DIM_SWAP=8;</text:p>
      <text:p text:style-name="P4"><text:s text:c="8"/>int DIM_PAGINA=2;</text:p>
      <text:p text:style-name="P4"><text:s text:c="8"/>int POLITICA_RIMPIAZZO=2;</text:p>
      <text:p text:style-name="P4"><text:s text:c="8"/>/* 1 NRU <text:s/></text:p>
      <text:p text:style-name="P4"><text:s text:c="9"/>* 2 FIFO</text:p>
      <text:p text:style-name="P4"><text:s text:c="9"/>* 3 SC</text:p>
      <text:p text:style-name="P4"><text:s text:c="9"/>* 4 C</text:p>
      <text:p text:style-name="P4"><text:s text:c="9"/>* 5 LRU</text:p>
      <text:p text:style-name="P4"><text:s text:c="9"/>* 6 NFU</text:p>
      <text:p text:style-name="P4"><text:s text:c="9"/>* 7 A */</text:p>
      <text:p text:style-name="P4"><text:s text:c="8"/>int NUM_PAGINE=6;</text:p>
      <text:p text:style-name="P4"><text:s text:c="8"/>int UT = 1;</text:p>
      <text:p text:style-name="P4"><text:s text:c="8"/></text:p>
      <text:p text:style-name="P4"><text:s text:c="8"/>for(int i=0;i&lt;NUM_PAGINE;i++) {</text:p>
      <text:p text:style-name="P4"><text:s text:c="12"/>ListaPagine.add(new Pagina("Pagina_"+i,0,1));</text:p>
      <text:p text:style-name="P4"><text:s text:c="8"/>} <text:s/></text:p>
      <text:p text:style-name="P4"><text:s text:c="8"/></text:p>
      <text:p text:style-name="P4"><text:s text:c="8"/></text:p>
      <text:p text:style-name="P4"><text:s text:c="8"/>ConfigurazioneIniziale C=new ConfigurazioneIniziale</text:p>
      <text:p text:style-name="P4"><text:s text:c="16"/>(1,POLITICA_RIMPIAZZO,1,1,DIM_RAM,DIM_SWAP,1,1,DIM_PAGINA,Processi);</text:p>
      <text:p text:style-name="P4"><text:s text:c="8"/></text:p>
      <text:p text:style-name="P4"><text:s text:c="8"/>GestoreMemoriaPaginata instance = new GestoreMemoriaPaginata( C );</text:p>
      <text:p text:style-name="P4"><text:s text:c="8"/></text:p>
      <text:p text:style-name="P4"><text:s text:c="8"/>/* -1 <text:s text:c="3"/>SWAP PIENA</text:p>
      <text:p text:style-name="P4"><text:s text:c="9"/>* <text:s/>0 <text:s text:c="3"/>RAMP IENA</text:p>
      <text:p text:style-name="P4"><text:s text:c="9"/>* <text:s/>1 <text:s text:c="3"/>INSERT RAM</text:p>
      <text:p text:style-name="P4"><text:s text:c="9"/>* <text:s/>2 <text:s text:c="3"/>INSERT SWAP</text:p>
      <text:p text:style-name="P4"><text:s text:c="9"/>* <text:s/>3 <text:s text:c="3"/>REMOVE RAM</text:p>
      <text:p text:style-name="P4"><text:s text:c="9"/>* <text:s/>4 <text:s text:c="3"/>REMOVE SWAP</text:p>
      <text:p text:style-name="P4"><text:s text:c="9"/>* <text:s/>5 <text:s text:c="3"/>LEGGI */</text:p>
      <text:p text:style-name="P4"><text:s text:c="8"/></text:p>
      <text:p text:style-name="P4"><text:s text:c="8"/>LinkedList&lt;Azione&gt; expResult = new LinkedList&lt;Azione&gt;();</text:p>
      <text:p text:style-name="P4"><text:s text:c="8"/>expResult.add( new AzionePagina(1,ListaPagine.get(0),0) );</text:p>
      <text:p text:style-name="P4"><text:s text:c="8"/>expResult.add( new AzionePagina(1,ListaPagine.get(1),1) );</text:p>
      <text:p text:style-name="P4"><text:s text:c="8"/>expResult.add( new AzionePagina(1,ListaPagine.get(2),2) );</text:p>
      <text:p text:style-name="P4"><text:s text:c="8"/>expResult.add( new AzionePagina(1,ListaPagine.get(3),3) );</text:p>
      <text:p text:style-name="P4"><text:s text:c="8"/>expResult.add( new AzionePagina(0,null) );</text:p>
      <text:p text:style-name="P4"><text:s text:c="8"/>expResult.add( new AzionePagina(3,ListaPagine.get(0)) );</text:p>
      <text:p text:style-name="P4"><text:s text:c="8"/>//expResult.add( new AzionePagina(2,ListaPagine.get(0),0) );</text:p>
      <text:p text:style-name="P4"><text:s text:c="8"/>expResult.add( new AzionePagina(1,ListaPagine.get(4),0) );</text:p>
      <text:p text:style-name="P4"><text:s text:c="8"/>expResult.add( new AzionePagina(0,null) );</text:p>
      <text:p text:style-name="P4"><text:s text:c="8"/>expResult.add( new AzionePagina(3,ListaPagine.get(4)) );</text:p>
      <text:p text:style-name="P4"><text:s text:c="8"/>//expResult.add( new AzionePagina(2,ListaPagine.get(1),1) );</text:p>
      <text:p text:style-name="P4"><text:soft-page-break/><text:s text:c="8"/>expResult.add( new AzionePagina(1,ListaPagine.get(5),0) );</text:p>
      <text:p text:style-name="P4"><text:s text:c="8"/></text:p>
      <text:p text:style-name="P4"><text:s text:c="8"/>LinkedList&lt;Azione&gt; result = instance.esegui(ListaPagine, UT);</text:p>
      <text:p text:style-name="P4"><text:s text:c="8"/></text:p>
      <text:p text:style-name="P4"><text:s text:c="8"/>for(int i=0; i&lt;10; i++ ) {</text:p>
      <text:p text:style-name="P4"><text:s text:c="12"/>switch ( expResult.get(i).getAzione() ) {</text:p>
      <text:p text:style-name="P4"><text:s text:c="16"/>case -1: System.out.println("Swap Piena"+expResult.get(i).getAzione()+"=="+result.get(i).getAzione() ); break;</text:p>
      <text:p text:style-name="P4"><text:s text:c="16"/>case <text:s/>0: System.out.println("RAM Piena"+expResult.get(i).getAzione()+"=="+result.get(i).getAzione() ); break;</text:p>
      <text:p text:style-name="P4"><text:s text:c="16"/>default : System.out.println(expResult.get(i).getAzione()+"-"+</text:p>
      <text:p text:style-name="P4"><text:s text:c="20"/>expResult.get(i).getFrame().getIndirizzo()+"-"+</text:p>
      <text:p text:style-name="P4"><text:s text:c="20"/>((AzionePagina)expResult.get(i)).getPosizione()+"=="+</text:p>
      <text:p text:style-name="P4"><text:s text:c="20"/>result.get(i).getAzione()+"-"+result.get(i).getFrame().getIndirizzo()+"-"+</text:p>
      <text:p text:style-name="P4"><text:s text:c="20"/>((AzionePagina)result.get(i)).getPosizione() );</text:p>
      <text:p text:style-name="P4"><text:s text:c="12"/>}</text:p>
      <text:p text:style-name="P4"><text:s text:c="12"/>assertEquals(expResult.get(i).getFrame(), result.get(i).getFrame());</text:p>
      <text:p text:style-name="P4"><text:s text:c="8"/>}</text:p>
      <text:p text:style-name="P4"><text:s text:c="4"/>}</text:p>
      <text:p text:style-name="P4"/>
      <text:p text:style-name="P4">ublic void esegui() throws Exception {</text:p>
      <text:p text:style-name="P4"><text:s text:c="8"/>System.out.println("esegui");</text:p>
      <text:p text:style-name="P4"><text:s text:c="8"/>LinkedList&lt;FrameMemoria&gt; ListaPagine = new LinkedList&lt;FrameMemoria&gt;();</text:p>
      <text:p text:style-name="P4"><text:s text:c="8"/></text:p>
      <text:p text:style-name="P4"><text:s text:c="8"/>LinkedList&lt;Processo&gt; Processi= new LinkedList&lt;Processo&gt;();</text:p>
      <text:p text:style-name="P4"><text:s text:c="8"/></text:p>
      <text:p text:style-name="P4"><text:s text:c="8"/>int DIM_RAM=8;</text:p>
      <text:p text:style-name="P4"><text:s text:c="8"/>int DIM_SWAP=8;</text:p>
      <text:p text:style-name="P4"><text:s text:c="8"/>int DIM_PAGINA=2;</text:p>
      <text:p text:style-name="P4"><text:s text:c="8"/>int POLITICA_RIMPIAZZO=2;</text:p>
      <text:p text:style-name="P4"><text:s text:c="8"/>/* 1 NRU <text:s/></text:p>
      <text:p text:style-name="P4"><text:s text:c="9"/>* 2 FIFO</text:p>
      <text:p text:style-name="P4"><text:s text:c="9"/>* 3 SC</text:p>
      <text:p text:style-name="P4"><text:s text:c="9"/>* 4 C</text:p>
      <text:p text:style-name="P4"><text:s text:c="9"/>* 5 LRU</text:p>
      <text:p text:style-name="P4"><text:s text:c="9"/>* 6 NFU</text:p>
      <text:p text:style-name="P4"><text:s text:c="9"/>* 7 A */</text:p>
      <text:p text:style-name="P4"><text:s text:c="8"/>int NUM_PAGINE=6;</text:p>
      <text:p text:style-name="P4"><text:s text:c="8"/>int UT = 1;</text:p>
      <text:p text:style-name="P4"><text:s text:c="8"/></text:p>
      <text:p text:style-name="P4"><text:s text:c="8"/>for(int i=0;i&lt;NUM_PAGINE;i++) {</text:p>
      <text:p text:style-name="P4"><text:s text:c="12"/>ListaPagine.add(new Pagina("Pagina_"+i,0,1));</text:p>
      <text:p text:style-name="P4"><text:s text:c="12"/>ListaPagine.get(i).setModifica(true);</text:p>
      <text:p text:style-name="P4"><text:s text:c="8"/>} <text:s/></text:p>
      <text:p text:style-name="P4"><text:s text:c="8"/></text:p>
      <text:p text:style-name="P4"><text:s text:c="8"/></text:p>
      <text:p text:style-name="P4"><text:s text:c="8"/>ConfigurazioneIniziale C=new ConfigurazioneIniziale</text:p>
      <text:p text:style-name="P4"><text:s text:c="16"/>(1,POLITICA_RIMPIAZZO,1,1,DIM_RAM,DIM_SWAP,1,1,DIM_PAGINA,Processi);</text:p>
      <text:p text:style-name="P4"><text:s text:c="8"/></text:p>
      <text:p text:style-name="P4"><text:s text:c="8"/>GestoreMemoriaPaginata instance = new GestoreMemoriaPaginata( C );</text:p>
      <text:p text:style-name="P4"><text:s text:c="8"/></text:p>
      <text:p text:style-name="P4"><text:soft-page-break/><text:s text:c="8"/>/* -1 <text:s text:c="3"/>SWAP PIENA</text:p>
      <text:p text:style-name="P4"><text:s text:c="9"/>* <text:s/>0 <text:s text:c="3"/>RAMP IENA</text:p>
      <text:p text:style-name="P4"><text:s text:c="9"/>* <text:s/>1 <text:s text:c="3"/>INSERT RAM</text:p>
      <text:p text:style-name="P4"><text:s text:c="9"/>* <text:s/>2 <text:s text:c="3"/>INSERT SWAP</text:p>
      <text:p text:style-name="P4"><text:s text:c="9"/>* <text:s/>3 <text:s text:c="3"/>REMOVE RAM</text:p>
      <text:p text:style-name="P4"><text:s text:c="9"/>* <text:s/>4 <text:s text:c="3"/>REMOVE SWAP</text:p>
      <text:p text:style-name="P4"><text:s text:c="9"/>* <text:s/>5 <text:s text:c="3"/>LEGGI */</text:p>
      <text:p text:style-name="P4"><text:s text:c="8"/></text:p>
      <text:p text:style-name="P4"><text:s text:c="8"/>LinkedList&lt;Azione&gt; expResult = new LinkedList&lt;Azione&gt;();</text:p>
      <text:p text:style-name="P4"><text:s text:c="8"/>expResult.add( new AzionePagina(1,ListaPagine.get(0),0) );</text:p>
      <text:p text:style-name="P4"><text:s text:c="8"/>expResult.add( new AzionePagina(1,ListaPagine.get(1),1) );</text:p>
      <text:p text:style-name="P4"><text:s text:c="8"/>expResult.add( new AzionePagina(1,ListaPagine.get(2),2) );</text:p>
      <text:p text:style-name="P4"><text:s text:c="8"/>expResult.add( new AzionePagina(1,ListaPagine.get(3),3) );</text:p>
      <text:p text:style-name="P4"><text:s text:c="8"/>expResult.add( new AzionePagina(0,null) );</text:p>
      <text:p text:style-name="P4"><text:s text:c="8"/>expResult.add( new AzionePagina(3,ListaPagine.get(0)) );</text:p>
      <text:p text:style-name="P4"><text:s text:c="8"/>expResult.add( new AzionePagina(2,ListaPagine.get(0),0) );</text:p>
      <text:p text:style-name="P4"><text:s text:c="8"/>expResult.add( new AzionePagina(1,ListaPagine.get(4),0) );</text:p>
      <text:p text:style-name="P4"><text:s text:c="8"/>expResult.add( new AzionePagina(0,null) );</text:p>
      <text:p text:style-name="P4"><text:s text:c="8"/>expResult.add( new AzionePagina(3,ListaPagine.get(4)) );</text:p>
      <text:p text:style-name="P4"><text:s text:c="8"/>expResult.add( new AzionePagina(2,ListaPagine.get(4),1) );</text:p>
      <text:p text:style-name="P4"><text:s text:c="8"/>expResult.add( new AzionePagina(1,ListaPagine.get(5),0) );</text:p>
      <text:p text:style-name="P4"><text:s text:c="8"/></text:p>
      <text:p text:style-name="P4"><text:s text:c="8"/>LinkedList&lt;Azione&gt; result = instance.esegui(ListaPagine, UT);</text:p>
      <text:p text:style-name="P4"><text:s text:c="8"/></text:p>
      <text:p text:style-name="P4"><text:s text:c="8"/>for(int i=0; i&lt;10; i++ ) {</text:p>
      <text:p text:style-name="P4"><text:s text:c="12"/>switch ( expResult.get(i).getAzione() ) {</text:p>
      <text:p text:style-name="P4"><text:s text:c="16"/>case -1: System.out.println("Swap Piena"+expResult.get(i).getAzione()+"=="+result.get(i).getAzione() ); break;</text:p>
      <text:p text:style-name="P4"><text:s text:c="16"/>case <text:s/>0: System.out.println("RAM Piena"+expResult.get(i).getAzione()+"=="+result.get(i).getAzione() ); break;</text:p>
      <text:p text:style-name="P4"><text:s text:c="16"/>default : System.out.println(expResult.get(i).getAzione()+"-"+</text:p>
      <text:p text:style-name="P4"><text:s text:c="20"/>expResult.get(i).getFrame().getIndirizzo()+"-"+</text:p>
      <text:p text:style-name="P4"><text:s text:c="20"/>((AzionePagina)expResult.get(i)).getPosizione()+"=="+</text:p>
      <text:p text:style-name="P4"><text:s text:c="20"/>result.get(i).getAzione()+"-"+result.get(i).getFrame().getIndirizzo()+"-"+</text:p>
      <text:p text:style-name="P4"><text:s text:c="20"/>((AzionePagina)result.get(i)).getPosizione() );</text:p>
      <text:p text:style-name="P4"><text:s text:c="12"/>}</text:p>
      <text:p text:style-name="P4"><text:s text:c="12"/>assertEquals(expResult.get(i).getFrame(), result.get(i).getFrame());</text:p>
      <text:p text:style-name="P4"><text:s text:c="8"/>}</text:p>
      <text:p text:style-name="P4"><text:s text:c="4"/>}</text:p>
      <text:p text:style-name="P4"/>
      <text:p text:style-name="P8">public void esegui() throws Exception {</text:p>
      <text:p text:style-name="P8"><text:s text:c="8"/>System.out.println("esegui");</text:p>
      <text:p text:style-name="P8"><text:s text:c="8"/>LinkedList&lt;FrameMemoria&gt; ListaPagine = new LinkedList&lt;FrameMemoria&gt;();</text:p>
      <text:p text:style-name="P8"><text:s text:c="8"/></text:p>
      <text:p text:style-name="P8"><text:s text:c="8"/>LinkedList&lt;Processo&gt; Processi= new LinkedList&lt;Processo&gt;();</text:p>
      <text:p text:style-name="P8"><text:s text:c="8"/></text:p>
      <text:p text:style-name="P8"><text:s text:c="8"/>int DIM_RAM=8;</text:p>
      <text:p text:style-name="P8"><text:s text:c="8"/>int DIM_SWAP=8;</text:p>
      <text:p text:style-name="P8"><text:s text:c="8"/>int DIM_PAGINA=2;</text:p>
      <text:p text:style-name="P8"><text:s text:c="8"/>int POLITICA_RIMPIAZZO=2;</text:p>
      <text:p text:style-name="P8"><text:s text:c="8"/>/* 1 NRU <text:s/></text:p>
      <text:p text:style-name="P8"><text:s text:c="9"/>* 2 FIFO</text:p>
      <text:p text:style-name="P8"><text:soft-page-break/><text:s text:c="9"/>* 3 SC</text:p>
      <text:p text:style-name="P8"><text:s text:c="9"/>* 4 C</text:p>
      <text:p text:style-name="P8"><text:s text:c="9"/>* 5 LRU</text:p>
      <text:p text:style-name="P8"><text:s text:c="9"/>* 6 NFU</text:p>
      <text:p text:style-name="P8"><text:s text:c="9"/>* 7 A */</text:p>
      <text:p text:style-name="P8"><text:s text:c="8"/>int NUM_PAGINE=6;</text:p>
      <text:p text:style-name="P8"><text:s text:c="8"/>int UT = 1;</text:p>
      <text:p text:style-name="P8"><text:s text:c="8"/></text:p>
      <text:p text:style-name="P8"><text:s text:c="8"/>for(int i=0;i&lt;NUM_PAGINE;i++) {</text:p>
      <text:p text:style-name="P8"><text:s text:c="12"/>ListaPagine.add(new Pagina("Pagina_"+i,0,1));</text:p>
      <text:p text:style-name="P8"><text:s text:c="12"/>ListaPagine.get(i).setModifica(true);</text:p>
      <text:p text:style-name="P8"><text:s text:c="8"/>} <text:s/></text:p>
      <text:p text:style-name="P8"><text:s text:c="8"/>ListaPagine.add(ListaPagine.get(2));</text:p>
      <text:p text:style-name="P8"><text:s text:c="8"/>ListaPagine.add(ListaPagine.get(3));</text:p>
      <text:p text:style-name="P8"><text:s text:c="8"/>ListaPagine.add(ListaPagine.get(3));</text:p>
      <text:p text:style-name="P8"><text:s text:c="8"/></text:p>
      <text:p text:style-name="P8"><text:s text:c="8"/>ConfigurazioneIniziale C=new ConfigurazioneIniziale</text:p>
      <text:p text:style-name="P8"><text:s text:c="16"/>(1,POLITICA_RIMPIAZZO,1,1,DIM_RAM,DIM_SWAP,1,1,DIM_PAGINA,Processi);</text:p>
      <text:p text:style-name="P8"><text:s text:c="8"/></text:p>
      <text:p text:style-name="P8"><text:s text:c="8"/>GestoreMemoriaPaginata instance = new GestoreMemoriaPaginata( C );</text:p>
      <text:p text:style-name="P8"><text:s text:c="8"/></text:p>
      <text:p text:style-name="P8"><text:s text:c="8"/>/* -1 <text:s text:c="3"/>SWAP PIENA</text:p>
      <text:p text:style-name="P8"><text:s text:c="9"/>* <text:s/>0 <text:s text:c="3"/>RAMP IENA</text:p>
      <text:p text:style-name="P8"><text:s text:c="9"/>* <text:s/>1 <text:s text:c="3"/>INSERT RAM</text:p>
      <text:p text:style-name="P8"><text:s text:c="9"/>* <text:s/>2 <text:s text:c="3"/>INSERT SWAP</text:p>
      <text:p text:style-name="P8"><text:s text:c="9"/>* <text:s/>3 <text:s text:c="3"/>REMOVE RAM</text:p>
      <text:p text:style-name="P8"><text:s text:c="9"/>* <text:s/>4 <text:s text:c="3"/>REMOVE SWAP</text:p>
      <text:p text:style-name="P8"><text:s text:c="9"/>* <text:s/>5 <text:s text:c="3"/>LEGGI */</text:p>
      <text:p text:style-name="P8"><text:s text:c="8"/></text:p>
      <text:p text:style-name="P8"><text:s text:c="8"/>LinkedList&lt;Azione&gt; expResult = new LinkedList&lt;Azione&gt;();</text:p>
      <text:p text:style-name="P8"><text:s text:c="8"/>expResult.add( new AzionePagina(1,ListaPagine.get(0),0) );</text:p>
      <text:p text:style-name="P8"><text:s text:c="8"/>expResult.add( new AzionePagina(1,ListaPagine.get(1),1) );</text:p>
      <text:p text:style-name="P8"><text:s text:c="8"/>expResult.add( new AzionePagina(1,ListaPagine.get(2),2) );</text:p>
      <text:p text:style-name="P8"><text:s text:c="8"/>expResult.add( new AzionePagina(1,ListaPagine.get(3),3) );</text:p>
      <text:p text:style-name="P8"><text:s text:c="8"/>expResult.add( new AzionePagina(0,null) );</text:p>
      <text:p text:style-name="P8"><text:s text:c="8"/>expResult.add( new AzionePagina(3,ListaPagine.get(0)) );</text:p>
      <text:p text:style-name="P8"><text:s text:c="8"/>expResult.add( new AzionePagina(2,ListaPagine.get(0),0) );</text:p>
      <text:p text:style-name="P8"><text:s text:c="8"/>expResult.add( new AzionePagina(1,ListaPagine.get(4),0) );</text:p>
      <text:p text:style-name="P8"><text:s text:c="8"/>expResult.add( new AzionePagina(0,null) );</text:p>
      <text:p text:style-name="P8"><text:s text:c="8"/>expResult.add( new AzionePagina(3,ListaPagine.get(4)) );</text:p>
      <text:p text:style-name="P8"><text:s text:c="8"/>//expResult.add( new AzionePagina(-1,null) );</text:p>
      <text:p text:style-name="P8"><text:s text:c="8"/>expResult.add( new AzionePagina(2,ListaPagine.get(4),1) );</text:p>
      <text:p text:style-name="P8"><text:s text:c="8"/>expResult.add( new AzionePagina(1,ListaPagine.get(5),0) );</text:p>
      <text:p text:style-name="P8"><text:s text:c="8"/>expResult.add( new AzionePagina(5,ListaPagine.get(2),2) );</text:p>
      <text:p text:style-name="P8"><text:s text:c="8"/>expResult.add( new AzionePagina(5,ListaPagine.get(3),3) );</text:p>
      <text:p text:style-name="P8"><text:s text:c="8"/>expResult.add( new AzionePagina(5,ListaPagine.get(3),3) );</text:p>
      <text:p text:style-name="P8"><text:s text:c="8"/></text:p>
      <text:p text:style-name="P8"><text:s text:c="8"/>LinkedList&lt;Azione&gt; result = instance.esegui(ListaPagine, UT);</text:p>
      <text:p text:style-name="P8"><text:s text:c="8"/></text:p>
      <text:p text:style-name="P8"><text:s text:c="8"/>for(int i=0; i&lt;15; i++ ) {</text:p>
      <text:p text:style-name="P8"><text:s text:c="12"/>switch ( expResult.get(i).getAzione() ) {</text:p>
      <text:p text:style-name="P8"><text:soft-page-break/><text:s text:c="16"/>case -1: System.out.println("Swap Piena"+expResult.get(i).getAzione()+"=="+result.get(i).getAzione() ); break;</text:p>
      <text:p text:style-name="P8"><text:s text:c="16"/>case <text:s/>0: System.out.println("RAM Piena"+expResult.get(i).getAzione()+"=="+result.get(i).getAzione() ); break;</text:p>
      <text:p text:style-name="P8"><text:s text:c="16"/>default : System.out.println(expResult.get(i).getAzione()+"-"+</text:p>
      <text:p text:style-name="P8"><text:s text:c="20"/>expResult.get(i).getFrame().getIndirizzo()+"-"+</text:p>
      <text:p text:style-name="P8"><text:s text:c="20"/>((AzionePagina)expResult.get(i)).getPosizione()+"=="+</text:p>
      <text:p text:style-name="P8"><text:s text:c="20"/>result.get(i).getAzione()+"-"+result.get(i).getFrame().getIndirizzo()+"-"+</text:p>
      <text:p text:style-name="P8"><text:s text:c="20"/>((AzionePagina)result.get(i)).getPosizione() );</text:p>
      <text:p text:style-name="P8"><text:s text:c="12"/>}</text:p>
      <text:p text:style-name="P8"><text:s text:c="12"/>assertEquals(expResult.get(i).getFrame(), result.get(i).getFrame());</text:p>
      <text:p text:style-name="P8"><text:s text:c="8"/>}</text:p>
      <text:p text:style-name="P8"><text:s text:c="4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Lucidasans1" svg:font-family="Lucidasans"/>
    <style:font-face style:name="StarSymbol" svg:font-family="StarSymbol"/>
    <style:font-face style:name="Times" svg:font-family="Time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it" fo:country="IT" style:letter-kerning="true" style:font-name-asian="DejaVu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Luca</meta:initial-creator>
    <meta:creation-date>2008-03-03T19:07:11</meta:creation-date>
    <dc:date>2008-03-08T13:02:10</dc:date>
    <meta:editing-cycles>10</meta:editing-cycles>
    <meta:editing-duration>PT2H25M3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6" meta:paragraph-count="261" meta:word-count="1014" meta:character-count="10632"/>
  </office:meta>
</office:document-meta>
</file>